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0f1" officeooo:paragraph-rsid="001ae0f1"/>
    </style:style>
    <style:style style:name="P2" style:family="paragraph" style:parent-style-name="Standard">
      <style:text-properties officeooo:rsid="001cbd43" officeooo:paragraph-rsid="001cbd43"/>
    </style:style>
    <style:style style:name="P3" style:family="paragraph" style:parent-style-name="Standard">
      <style:text-properties fo:color="#800000" style:text-underline-style="solid" style:text-underline-width="auto" style:text-underline-color="font-color" fo:font-weight="bold" officeooo:rsid="001ae0f1" officeooo:paragraph-rsid="001ae0f1" style:font-weight-asian="bold" style:font-weight-complex="bold"/>
    </style:style>
    <style:style style:name="P4" style:family="paragraph" style:parent-style-name="Standard">
      <style:text-properties fo:color="#800000" style:text-underline-style="solid" style:text-underline-width="auto" style:text-underline-color="font-color" fo:font-weight="bold" officeooo:rsid="001cbd43" officeooo:paragraph-rsid="001cbd4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Quaternions</text:p>
      <text:p text:style-name="P1"/>
      <text:p text:style-name="P1">A small rotation vector can easily be converted to quaternion, think of a small step $\delta \alpha \in \mathbb{R}^{3}$on a 2D plane mapped to a 3D sphere (Figure \ref{quaternion}, Equation \ref{quat_delta}). This small translation can altered to quaternion space for optimisation purposes (used in later sections) by approximating $\delta \alpha$ as $\Delta \alpha$ (Equation \ref{quat_opt}).</text:p>
      <text:p text:style-name="P1"/>
      <text:p text:style-name="P1"/>
      <text:p text:style-name="P1">\begin{equation}</text:p>
      <text:p text:style-name="P1">\label{quat_delta}</text:p>
      <text:p text:style-name="P1">\delta \textbf{q} = \exp{ \bigg(</text:p>
      <text:p text:style-name="P1"><text:s text:c="4"/>\begin{bmatrix}</text:p>
      <text:p text:style-name="P1"><text:s text:c="8"/>\frac{1}{2}\delta \alpha \\[0.3em]</text:p>
      <text:p text:style-name="P1"><text:s text:c="7"/>0</text:p>
      <text:p text:style-name="P1"><text:s text:c="5"/>\end{bmatrix} \bigg) }= \begin{bmatrix}</text:p>
      <text:p text:style-name="P1"><text:s text:c="8"/>\sin \Vert \frac{\delta \alpha}{2} \Vert \frac{\delta \alpha}{2} \\[0.3em]</text:p>
      <text:p text:style-name="P1"><text:s text:c="7"/>\cos \Vert \frac{\delta \alpha}{2} \Vert</text:p>
      <text:p text:style-name="P1"><text:s text:c="5"/>\end{bmatrix} ^{\oplus}</text:p>
      <text:p text:style-name="P1">\end{equation}</text:p>
      <text:p text:style-name="P1"/>
      <text:p text:style-name="P1">\begin{equation}</text:p>
      <text:p text:style-name="P1">\label{quat_opt}</text:p>
      <text:p text:style-name="P1">\overline{q}^{k+1} = \delta \textbf{q}(\Delta \alpha) \otimes \overline{q}^{k}</text:p>
      <text:p text:style-name="P1">\end{equation}</text:p>
      <text:p text:style-name="P3"/>
      <text:p text:style-name="P4">SLAM </text:p>
      <text:p text:style-name="P2"/>
      <text:p text:style-name="P2">The SLAM problem is therefore formulated using both re-projection error (from the camera measurements) $\textbf{e}_{r}$ and an inertial error term from the IMU $\textbf{e}_{s}$. <text:s/></text:p>
      <text:p text:style-name="P2"/>
      <text:p text:style-name="P2">\begin{equation}</text:p>
      <text:p text:style-name="P2">\begin{aligned}</text:p>
      <text:p text:style-name="P2">J(x) := \sum_{i=1}^{I} \sum_{k=1}^{K}\sum_{j \in \mathcal{J}(i,k)} \textbf{e}_{r}^{i,j,k \textnormal{ } T} \textbf{W}_{r}^{i,j,k} \textbf{e}_{r}^{i,j,k} + </text:p>
      <text:p text:style-name="P2">\sum_{k=1}^{K-1} \textbf{e}_{s}^{k \textnormal{ } T} \textbf{W}_{s}^{k} \textbf{e}_{s}^{k} </text:p>
      <text:p text:style-name="P2">\end{aligned}</text:p>
      <text:p text:style-name="P2">\end{equation}</text:p>
      <text:p text:style-name="P2"/>
      <text:p text:style-name="P2">where $i$ is the camera index, $k$ the camera frame index, $j$ the landmark index. Indices of landmarks in the $k$th frame and $i$th camera are in the set $\mathcal{J}(i,k)$. In the case of this project the error is only estimated with one camera, and the IMU. Any additional sensors used would also need to be included in this error sta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0:25:45.406003291</meta:creation-date>
    <meta:generator>LibreOffice/5.1.6.2$Linux_X86_64 LibreOffice_project/10m0$Build-2</meta:generator>
    <dc:date>2018-08-10T10:39:35.428460865</dc:date>
    <meta:editing-duration>PT13M49S</meta:editing-duration>
    <meta:editing-cycles>2</meta:editing-cycles>
    <meta:document-statistic meta:table-count="0" meta:image-count="0" meta:object-count="0" meta:page-count="1" meta:paragraph-count="26" meta:word-count="208" meta:character-count="1707" meta:non-whitespace-character-count="1475"/>
  </office:meta>
</office:document-meta>
</file>